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801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1.6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1" style:family="table-cell" style:parent-style-name="Default" style:data-style-name="N115"/>
    <style:style style:name="ce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2.759cm" svg:height="7.177cm" svg:x="9.556cm" svg:y="10.373cm">
            <draw:object draw:notify-on-update-of-ranges="Лист1.F12:Лист1.F21 Лист1.G12:Лист1.G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124cm" svg:height="7.382cm" svg:x="22.917cm" svg:y="10.34cm">
            <draw:object draw:notify-on-update-of-ranges="Лист1.F12:Лист1.F21 Лист1.H12:Лист1.H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>
            <text:p>Лабораторная работа №2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4" office:value-type="string" calcext:value-type="string">
            <text:p>Тема:</text:p>
          </table:table-cell>
          <table:table-cell office:value-type="string" calcext:value-type="string" table:number-columns-spanned="9" table:number-rows-spanned="1">
            <text:p>Технология построения гистограмм</text:p>
          </table:table-cell>
          <table:covered-table-cell table:number-columns-repeated="8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4" office:value-type="string" calcext:value-type="string">
            <text:p>Цель:</text:p>
          </table:table-cell>
          <table:table-cell office:value-type="string" calcext:value-type="string" table:number-columns-spanned="9" table:number-rows-spanned="1">
            <text:p>Ознакомиться с технологией построения гистограмм, построить столбчатую и круговую диаграммы для вариационного ряда </text:p>
          </table:table-cell>
          <table:covered-table-cell table:number-columns-repeated="8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ce4" office:value-type="string" calcext:value-type="string">
            <text:p>Ход работы: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9"/>
        </table:table-row>
        <table:table-row table:style-name="ro2">
          <table:table-cell table:style-name="ce5" office:value-type="string" calcext:value-type="string" table:number-columns-spanned="10" table:number-rows-spanned="1">
            <text:p>Была взята выборка объёмом в 24 значения, затем был построен интервальный вариационный ряд, длина интервала которого равна 10. Найдена частота и кумулята</text:p>
          </table:table-cell>
          <table:covered-table-cell table:number-columns-repeated="9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Сгенерированные числа</text:p>
          </table:table-cell>
          <table:table-cell office:value-type="string" calcext:value-type="string">
            <text:p>Округлённые</text:p>
          </table:table-cell>
          <table:table-cell/>
          <table:table-cell office:value-type="string" calcext:value-type="string">
            <text:p>Нижняя граница</text:p>
          </table:table-cell>
          <table:table-cell office:value-type="string" calcext:value-type="string">
            <text:p>Верхняя граница</text:p>
          </table:table-cell>
          <table:table-cell office:value-type="string" calcext:value-type="string">
            <text:p>Диапазон</text:p>
          </table:table-cell>
          <table:table-cell office:value-type="string" calcext:value-type="string">
            <text:p>Количество значений</text:p>
          </table:table-cell>
          <table:table-cell office:value-type="string" calcext:value-type="string">
            <text:p>Частота</text:p>
          </table:table-cell>
          <table:table-cell office:value-type="string" calcext:value-type="string">
            <text:p>Кумулята</text:p>
          </table:table-cell>
          <table:table-cell/>
        </table:table-row>
        <table:table-row table:style-name="ro1">
          <table:table-cell table:formula="of:=RAND()*100" office:value-type="float" office:value="0.710243134717024" calcext:value-type="float">
            <text:p>0,710</text:p>
          </table:table-cell>
          <table:table-cell table:formula="of:=ROUND([.A12]; 0)" office:value-type="float" office:value="1" calcext:value-type="float">
            <text:p>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&quot;[&quot;&amp;[.D12]&amp;&quot;; &quot;&amp;[.E12]&amp;&quot;)&quot;" office:value-type="string" office:string-value="[0; 10)" calcext:value-type="string">
            <text:p>[0; 10)</text:p>
          </table:table-cell>
          <table:table-cell table:style-name="ce2" table:formula="of:=COUNTIF([.A$12:.A$35]; &quot;&lt;&quot;&amp;[.E12])" office:value-type="float" office:value="3" calcext:value-type="float">
            <text:p>3</text:p>
          </table:table-cell>
          <table:table-cell table:style-name="ce3" table:formula="of:=[.G12]/SUM([.$G$12:.$G$21])" office:value-type="percentage" office:value="0.125" calcext:value-type="percentage">
            <text:p>12,50%</text:p>
          </table:table-cell>
          <table:table-cell table:style-name="ce3" table:formula="of:=[.H12]" office:value-type="percentage" office:value="0.125" calcext:value-type="percentage">
            <text:p>12,50%</text:p>
          </table:table-cell>
          <table:table-cell/>
        </table:table-row>
        <table:table-row table:style-name="ro1">
          <table:table-cell table:formula="of:=RAND()*100" office:value-type="float" office:value="70.904193966763" calcext:value-type="float">
            <text:p>70,904</text:p>
          </table:table-cell>
          <table:table-cell table:formula="of:=ROUND([.A13]; 0)" office:value-type="float" office:value="71" calcext:value-type="float">
            <text:p>7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formula="of:=&quot;[&quot;&amp;[.D13]&amp;&quot;; &quot;&amp;[.E13]&amp;&quot;)&quot;" office:value-type="string" office:string-value="[10; 20)" calcext:value-type="string">
            <text:p>[10; 20)</text:p>
          </table:table-cell>
          <table:table-cell table:style-name="ce2" table:formula="of:=COUNTIF([.A$12:.A$35]; &quot;&lt;&quot;&amp;[.E13])-SUM([.$G$12:.G12])" office:value-type="float" office:value="2" calcext:value-type="float">
            <text:p>2</text:p>
          </table:table-cell>
          <table:table-cell table:style-name="ce3" table:formula="of:=[.G13]/SUM([.$G$12:.$G$21])" office:value-type="percentage" office:value="0.0833333333333333" calcext:value-type="percentage">
            <text:p>8,33%</text:p>
          </table:table-cell>
          <table:table-cell table:style-name="ce3" table:formula="of:=[.H13]+[.I12]" office:value-type="percentage" office:value="0.208333333333333" calcext:value-type="percentage">
            <text:p>20,83%</text:p>
          </table:table-cell>
          <table:table-cell/>
        </table:table-row>
        <table:table-row table:style-name="ro1">
          <table:table-cell table:formula="of:=RAND()*100" office:value-type="float" office:value="79.9029968634785" calcext:value-type="float">
            <text:p>79,903</text:p>
          </table:table-cell>
          <table:table-cell table:formula="of:=ROUND([.A14]; 0)" office:value-type="float" office:value="80" calcext:value-type="float">
            <text:p>80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formula="of:=&quot;[&quot;&amp;[.D14]&amp;&quot;; &quot;&amp;[.E14]&amp;&quot;)&quot;" office:value-type="string" office:string-value="[20; 30)" calcext:value-type="string">
            <text:p>[20; 30)</text:p>
          </table:table-cell>
          <table:table-cell table:style-name="ce2" table:formula="of:=COUNTIF([.A$12:.A$35]; &quot;&lt;&quot;&amp;[.E14])-SUM([.$G$12:.G13])" office:value-type="float" office:value="1" calcext:value-type="float">
            <text:p>1</text:p>
          </table:table-cell>
          <table:table-cell table:style-name="ce3" table:formula="of:=[.G14]/SUM([.$G$12:.$G$21])" office:value-type="percentage" office:value="0.0416666666666667" calcext:value-type="percentage">
            <text:p>4,17%</text:p>
          </table:table-cell>
          <table:table-cell table:style-name="ce3" table:formula="of:=[.H14]+[.I13]" office:value-type="percentage" office:value="0.25" calcext:value-type="percentage">
            <text:p>25,00%</text:p>
          </table:table-cell>
          <table:table-cell/>
        </table:table-row>
        <table:table-row table:style-name="ro1">
          <table:table-cell table:formula="of:=RAND()*100" office:value-type="float" office:value="45.2825339338149" calcext:value-type="float">
            <text:p>45,283</text:p>
          </table:table-cell>
          <table:table-cell table:formula="of:=ROUND([.A15]; 0)" office:value-type="float" office:value="45" calcext:value-type="float">
            <text:p>45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formula="of:=&quot;[&quot;&amp;[.D15]&amp;&quot;; &quot;&amp;[.E15]&amp;&quot;)&quot;" office:value-type="string" office:string-value="[30; 40)" calcext:value-type="string">
            <text:p>[30; 40)</text:p>
          </table:table-cell>
          <table:table-cell table:style-name="ce2" table:formula="of:=COUNTIF([.A$12:.A$35]; &quot;&lt;&quot;&amp;[.E15])-SUM([.$G$12:.G14])" office:value-type="float" office:value="0" calcext:value-type="float">
            <text:p>0</text:p>
          </table:table-cell>
          <table:table-cell table:style-name="ce3" table:formula="of:=[.G15]/SUM([.$G$12:.$G$21])" office:value-type="percentage" office:value="0" calcext:value-type="percentage">
            <text:p>0,00%</text:p>
          </table:table-cell>
          <table:table-cell table:style-name="ce3" table:formula="of:=[.H15]+[.I14]" office:value-type="percentage" office:value="0.25" calcext:value-type="percentage">
            <text:p>25,00%</text:p>
          </table:table-cell>
          <table:table-cell/>
        </table:table-row>
        <table:table-row table:style-name="ro1">
          <table:table-cell table:formula="of:=RAND()*100" office:value-type="float" office:value="90.0894827182547" calcext:value-type="float">
            <text:p>90,089</text:p>
          </table:table-cell>
          <table:table-cell table:formula="of:=ROUND([.A16]; 0)" office:value-type="float" office:value="90" calcext:value-type="float">
            <text:p>90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formula="of:=&quot;[&quot;&amp;[.D16]&amp;&quot;; &quot;&amp;[.E16]&amp;&quot;)&quot;" office:value-type="string" office:string-value="[40; 50)" calcext:value-type="string">
            <text:p>[40; 50)</text:p>
          </table:table-cell>
          <table:table-cell table:style-name="ce2" table:formula="of:=COUNTIF([.A$12:.A$35]; &quot;&lt;&quot;&amp;[.E16])-SUM([.$G$12:.G15])" office:value-type="float" office:value="5" calcext:value-type="float">
            <text:p>5</text:p>
          </table:table-cell>
          <table:table-cell table:style-name="ce3" table:formula="of:=[.G16]/SUM([.$G$12:.$G$21])" office:value-type="percentage" office:value="0.208333333333333" calcext:value-type="percentage">
            <text:p>20,83%</text:p>
          </table:table-cell>
          <table:table-cell table:style-name="ce3" table:formula="of:=[.H16]+[.I15]" office:value-type="percentage" office:value="0.458333333333333" calcext:value-type="percentage">
            <text:p>45,83%</text:p>
          </table:table-cell>
          <table:table-cell/>
        </table:table-row>
        <table:table-row table:style-name="ro1">
          <table:table-cell table:formula="of:=RAND()*100" office:value-type="float" office:value="86.4166376890869" calcext:value-type="float">
            <text:p>86,417</text:p>
          </table:table-cell>
          <table:table-cell table:formula="of:=ROUND([.A17]; 0)" office:value-type="float" office:value="86" calcext:value-type="float">
            <text:p>86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formula="of:=&quot;[&quot;&amp;[.D17]&amp;&quot;; &quot;&amp;[.E17]&amp;&quot;)&quot;" office:value-type="string" office:string-value="[50; 60)" calcext:value-type="string">
            <text:p>[50; 60)</text:p>
          </table:table-cell>
          <table:table-cell table:style-name="ce2" table:formula="of:=COUNTIF([.A$12:.A$35]; &quot;&lt;&quot;&amp;[.E17])-SUM([.$G$12:.G16])" office:value-type="float" office:value="0" calcext:value-type="float">
            <text:p>0</text:p>
          </table:table-cell>
          <table:table-cell table:style-name="ce3" table:formula="of:=[.G17]/SUM([.$G$12:.$G$21])" office:value-type="percentage" office:value="0" calcext:value-type="percentage">
            <text:p>0,00%</text:p>
          </table:table-cell>
          <table:table-cell table:style-name="ce3" table:formula="of:=[.H17]+[.I16]" office:value-type="percentage" office:value="0.458333333333333" calcext:value-type="percentage">
            <text:p>45,83%</text:p>
          </table:table-cell>
          <table:table-cell/>
        </table:table-row>
        <table:table-row table:style-name="ro1">
          <table:table-cell table:formula="of:=RAND()*100" office:value-type="float" office:value="41.8674315338446" calcext:value-type="float">
            <text:p>41,867</text:p>
          </table:table-cell>
          <table:table-cell table:formula="of:=ROUND([.A18]; 0)" office:value-type="float" office:value="42" calcext:value-type="float">
            <text:p>42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70" calcext:value-type="float">
            <text:p>70</text:p>
          </table:table-cell>
          <table:table-cell table:style-name="ce2" table:formula="of:=&quot;[&quot;&amp;[.D18]&amp;&quot;; &quot;&amp;[.E18]&amp;&quot;)&quot;" office:value-type="string" office:string-value="[60; 70)" calcext:value-type="string">
            <text:p>[60; 70)</text:p>
          </table:table-cell>
          <table:table-cell table:style-name="ce2" table:formula="of:=COUNTIF([.A$12:.A$35]; &quot;&lt;&quot;&amp;[.E18])-SUM([.$G$12:.G17])" office:value-type="float" office:value="1" calcext:value-type="float">
            <text:p>1</text:p>
          </table:table-cell>
          <table:table-cell table:style-name="ce3" table:formula="of:=[.G18]/SUM([.$G$12:.$G$21])" office:value-type="percentage" office:value="0.0416666666666667" calcext:value-type="percentage">
            <text:p>4,17%</text:p>
          </table:table-cell>
          <table:table-cell table:style-name="ce3" table:formula="of:=[.H18]+[.I17]" office:value-type="percentage" office:value="0.5" calcext:value-type="percentage">
            <text:p>50,00%</text:p>
          </table:table-cell>
          <table:table-cell/>
        </table:table-row>
        <table:table-row table:style-name="ro1">
          <table:table-cell table:formula="of:=RAND()*100" office:value-type="float" office:value="10.6168400791645" calcext:value-type="float">
            <text:p>10,617</text:p>
          </table:table-cell>
          <table:table-cell table:formula="of:=ROUND([.A19]; 0)" office:value-type="float" office:value="11" calcext:value-type="float">
            <text:p>11</text:p>
          </table:table-cell>
          <table:table-cell/>
          <table:table-cell table:style-name="ce2" office:value-type="float" office:value="70" calcext:value-type="float">
            <text:p>70</text:p>
          </table:table-cell>
          <table:table-cell table:style-name="ce2" office:value-type="float" office:value="80" calcext:value-type="float">
            <text:p>80</text:p>
          </table:table-cell>
          <table:table-cell table:style-name="ce2" table:formula="of:=&quot;[&quot;&amp;[.D19]&amp;&quot;; &quot;&amp;[.E19]&amp;&quot;)&quot;" office:value-type="string" office:string-value="[70; 80)" calcext:value-type="string">
            <text:p>[70; 80)</text:p>
          </table:table-cell>
          <table:table-cell table:style-name="ce2" table:formula="of:=COUNTIF([.A$12:.A$35]; &quot;&lt;&quot;&amp;[.E19])-SUM([.$G$12:.G18])" office:value-type="float" office:value="3" calcext:value-type="float">
            <text:p>3</text:p>
          </table:table-cell>
          <table:table-cell table:style-name="ce3" table:formula="of:=[.G19]/SUM([.$G$12:.$G$21])" office:value-type="percentage" office:value="0.125" calcext:value-type="percentage">
            <text:p>12,50%</text:p>
          </table:table-cell>
          <table:table-cell table:style-name="ce3" table:formula="of:=[.H19]+[.I18]" office:value-type="percentage" office:value="0.625" calcext:value-type="percentage">
            <text:p>62,50%</text:p>
          </table:table-cell>
          <table:table-cell/>
        </table:table-row>
        <table:table-row table:style-name="ro1">
          <table:table-cell table:formula="of:=RAND()*100" office:value-type="float" office:value="88.0554653726164" calcext:value-type="float">
            <text:p>88,055</text:p>
          </table:table-cell>
          <table:table-cell table:formula="of:=ROUND([.A20]; 0)" office:value-type="float" office:value="88" calcext:value-type="float">
            <text:p>88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formula="of:=&quot;[&quot;&amp;[.D20]&amp;&quot;; &quot;&amp;[.E20]&amp;&quot;)&quot;" office:value-type="string" office:string-value="[80; 90)" calcext:value-type="string">
            <text:p>[80; 90)</text:p>
          </table:table-cell>
          <table:table-cell table:style-name="ce2" table:formula="of:=COUNTIF([.A$12:.A$35]; &quot;&lt;&quot;&amp;[.E20])-SUM([.$G$12:.G19])" office:value-type="float" office:value="6" calcext:value-type="float">
            <text:p>6</text:p>
          </table:table-cell>
          <table:table-cell table:style-name="ce3" table:formula="of:=[.G20]/SUM([.$G$12:.$G$21])" office:value-type="percentage" office:value="0.25" calcext:value-type="percentage">
            <text:p>25,00%</text:p>
          </table:table-cell>
          <table:table-cell table:style-name="ce3" table:formula="of:=[.H20]+[.I19]" office:value-type="percentage" office:value="0.875" calcext:value-type="percentage">
            <text:p>87,50%</text:p>
          </table:table-cell>
          <table:table-cell/>
        </table:table-row>
        <table:table-row table:style-name="ro1">
          <table:table-cell table:formula="of:=RAND()*100" office:value-type="float" office:value="60.3950584833475" calcext:value-type="float">
            <text:p>60,395</text:p>
          </table:table-cell>
          <table:table-cell table:formula="of:=ROUND([.A21]; 0)" office:value-type="float" office:value="60" calcext:value-type="float">
            <text:p>60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formula="of:=&quot;[&quot;&amp;[.D21]&amp;&quot;; &quot;&amp;[.E21]&amp;&quot;)&quot;" office:value-type="string" office:string-value="[90; 100)" calcext:value-type="string">
            <text:p>[90; 100)</text:p>
          </table:table-cell>
          <table:table-cell table:style-name="ce2" table:formula="of:=COUNTIF([.A$12:.A$35]; &quot;&lt;&quot;&amp;[.E21])-SUM([.$G$12:.G20])" office:value-type="float" office:value="3" calcext:value-type="float">
            <text:p>3</text:p>
          </table:table-cell>
          <table:table-cell table:style-name="ce3" table:formula="of:=[.G21]/SUM([.$G$12:.$G$21])" office:value-type="percentage" office:value="0.125" calcext:value-type="percentage">
            <text:p>12,50%</text:p>
          </table:table-cell>
          <table:table-cell table:style-name="ce3" table:formula="of:=[.H21]+[.I20]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table:formula="of:=RAND()*100" office:value-type="float" office:value="46.9327700026767" calcext:value-type="float">
            <text:p>46,933</text:p>
          </table:table-cell>
          <table:table-cell table:formula="of:=ROUND([.A22]; 0)"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table:formula="of:=RAND()*100" office:value-type="float" office:value="8.41784808199363" calcext:value-type="float">
            <text:p>8,418</text:p>
          </table:table-cell>
          <table:table-cell table:formula="of:=ROUND([.A23]; 0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RAND()*100" office:value-type="float" office:value="6.33545330767272" calcext:value-type="float">
            <text:p>6,335</text:p>
          </table:table-cell>
          <table:table-cell table:formula="of:=ROUND([.A24]; 0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RAND()*100" office:value-type="float" office:value="89.0138869780715" calcext:value-type="float">
            <text:p>89,014</text:p>
          </table:table-cell>
          <table:table-cell table:formula="of:=ROUND([.A25]; 0)"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table:formula="of:=RAND()*100" office:value-type="float" office:value="78.7785577653985" calcext:value-type="float">
            <text:p>78,779</text:p>
          </table:table-cell>
          <table:table-cell table:formula="of:=ROUND([.A26]; 0)"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table:formula="of:=RAND()*100" office:value-type="float" office:value="80.9168117983373" calcext:value-type="float">
            <text:p>80,917</text:p>
          </table:table-cell>
          <table:table-cell table:formula="of:=ROUND([.A27]; 0)"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table:formula="of:=RAND()*100" office:value-type="float" office:value="42.0205103788794" calcext:value-type="float">
            <text:p>42,021</text:p>
          </table:table-cell>
          <table:table-cell table:formula="of:=ROUND([.A28]; 0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table:formula="of:=RAND()*100" office:value-type="float" office:value="99.1042169814938" calcext:value-type="float">
            <text:p>99,104</text:p>
          </table:table-cell>
          <table:table-cell table:formula="of:=ROUND([.A29]; 0)" office:value-type="float" office:value="99" calcext:value-type="float">
            <text:p>99</text:p>
          </table:table-cell>
          <table:table-cell table:number-columns-repeated="8"/>
        </table:table-row>
        <table:table-row table:style-name="ro1">
          <table:table-cell table:formula="of:=RAND()*100" office:value-type="float" office:value="81.4848550425546" calcext:value-type="float">
            <text:p>81,485</text:p>
          </table:table-cell>
          <table:table-cell table:formula="of:=ROUND([.A30]; 0)"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table:formula="of:=RAND()*100" office:value-type="float" office:value="43.0911762631304" calcext:value-type="float">
            <text:p>43,091</text:p>
          </table:table-cell>
          <table:table-cell table:formula="of:=ROUND([.A31]; 0)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table:formula="of:=RAND()*100" office:value-type="float" office:value="28.1904133747397" calcext:value-type="float">
            <text:p>28,190</text:p>
          </table:table-cell>
          <table:table-cell table:formula="of:=ROUND([.A32]; 0)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formula="of:=RAND()*100" office:value-type="float" office:value="88.5571060623264" calcext:value-type="float">
            <text:p>88,557</text:p>
          </table:table-cell>
          <table:table-cell table:formula="of:=ROUND([.A33]; 0)"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table:formula="of:=RAND()*100" office:value-type="float" office:value="10.2156309425732" calcext:value-type="float">
            <text:p>10,216</text:p>
          </table:table-cell>
          <table:table-cell table:formula="of:=ROUND([.A34]; 0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RAND()*100" office:value-type="float" office:value="95.0450952235457" calcext:value-type="float">
            <text:p>95,045</text:p>
          </table:table-cell>
          <table:table-cell table:formula="of:=ROUND([.A35]; 0)" office:value-type="float" office:value="95" calcext:value-type="float">
            <text:p>95</text:p>
          </table:table-cell>
          <table:table-cell table:number-columns-repeated="8"/>
        </table:table-row>
        <table:table-row table:style-name="ro1" table:number-rows-repeated="6">
          <table:table-cell table:style-name="Default"/>
          <table:table-cell table:number-columns-repeated="9"/>
        </table:table-row>
        <table:table-row table:style-name="ro3">
          <table:table-cell table:style-name="ce7" office:value-type="string" calcext:value-type="string">
            <text:p>Вывод:</text:p>
          </table:table-cell>
          <table:table-cell table:style-name="ce5" office:value-type="string" calcext:value-type="string" table:number-columns-spanned="9" table:number-rows-spanned="1">
            <text:p>В ходе лабораторной работы были достигнуты её цели: ознакомление с технологией построения столбчатых гистограмм и круговых диаграмм</text:p>
          </table:table-cell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number number:decimal-places="0" number:min-decimal-places="0" number:min-integer-digits="1" number:grouping="true"/>
      <number:text>р.</number:text>
    </number:number-style>
    <number:number-style style:name="N157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57P0"/>
    </number:number-style>
    <number:time-style style:name="N156">
      <number:minutes number:style="long"/>
      <number:text>:</number:text>
      <number:seconds number:style="long" number:decimal-places="1"/>
    </number:time-style>
    <number:number-style style:name="N155P0" style:volatile="true">
      <number:number number:decimal-places="0" number:min-decimal-places="0" number:min-integer-digits="1" number:grouping="true"/>
      <number:text>р.</number:text>
    </number:number-style>
    <number:number-style style:name="N15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55P0"/>
    </number:number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0P2" style:volatile="true">
      <number:text> </number:text>
      <number:fill-character> </number:fill-character>
      <number:text>-р.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9P2" style:volatile="true">
      <number:text> </number:text>
      <number:fill-character> </number:fill-character>
      <number:text>-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48P0" style:volatile="true">
      <number:number number:decimal-places="2" number:min-decimal-places="2" number:min-integer-digits="1" number:grouping="true"/>
      <number:text>  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8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46P0" style:volatile="true">
      <number:number number:decimal-places="0" number:min-decimal-places="0" number:min-integer-digits="1" number:grouping="true"/>
      <number:text>   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6P0"/>
    </number:number-style>
    <number:number-style style:name="N145P0" style:volatile="true">
      <number:number number:decimal-places="0" number:min-decimal-places="0" number:min-integer-digits="1" number:grouping="true"/>
      <number:text>   </number:text>
    </number:number-style>
    <number:number-style style:name="N14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5P0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</number:time-style>
    <number:time-style style:name="N142">
      <number:hours/>
      <number:text>:</number:text>
      <number:minutes number:style="long"/>
    </number:tim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0">
      <number:hours/>
      <number:text>:</number:text>
      <number:minutes number:style="long"/>
      <number:text> </number:text>
      <number:am-pm/>
    </number:time-style>
    <number:date-style style:name="N139">
      <number:month number:textual="true"/>
      <number:text>.</number:text>
      <number:year/>
    </number:date-style>
    <number:date-style style:name="N138">
      <number:day number:style="long"/>
      <number:text>.</number:text>
      <number:month number:textual="true"/>
      <number:text>.</number:text>
      <number:year/>
    </number:date-style>
    <number:number-style style:name="N137P0" style:volatile="true">
      <number:number number:decimal-places="2" number:min-decimal-places="2" number:min-integer-digits="1" number:grouping="true"/>
      <number:text>р.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7P0"/>
    </number:number-style>
    <number:number-style style:name="N136P0" style:volatile="true">
      <number:number number:decimal-places="2" number:min-decimal-places="2" number:min-integer-digits="1" number:grouping="true"/>
      <number:text>р.</number:text>
    </number:number-style>
    <number:number-style style:name="N13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6P0"/>
    </number:number-style>
    <number:number-style style:name="N135">
      <number:number number:decimal-places="1" number:min-decimal-places="1" number:min-integer-digits="1"/>
    </number:number-style>
    <number:number-style style:name="N134">
      <number:number number:decimal-places="3" number:min-decimal-places="3" number:min-integer-digits="1" number:grouping="true"/>
    </number:number-style>
    <number:percentage-style style:name="N133">
      <number:number number:decimal-places="1" number:min-decimal-places="1" number:min-integer-digits="1"/>
      <number:text>%</number:text>
    </number:percentage-style>
    <number:percentage-style style:name="N132">
      <number:number number:decimal-places="3" number:min-decimal-places="3" number:min-integer-digits="1"/>
      <number:text>%</number:text>
    </number:percentage-style>
    <number:number-style style:name="N131">
      <number:number number:decimal-places="5" number:min-decimal-places="5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28">
      <number:number number:decimal-places="8" number:min-decimal-places="8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6">
      <number:number number:decimal-places="10" number:min-decimal-places="10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4">
      <number:number number:decimal-places="12" number:min-decimal-places="12" number:min-integer-digits="1"/>
    </number:number-style>
    <number:number-style style:name="N123">
      <number:number number:decimal-places="13" number:min-decimal-places="13" number:min-integer-digits="1"/>
    </number:number-style>
    <number:number-style style:name="N122">
      <number:number number:decimal-places="20" number:min-decimal-places="20" number:min-integer-digits="1"/>
    </number:number-style>
    <number:number-style style:name="N121">
      <number:number number:decimal-places="19" number:min-decimal-places="19" number:min-integer-digits="1"/>
    </number:number-style>
    <number:number-style style:name="N120">
      <number:number number:decimal-places="18" number:min-decimal-places="18" number:min-integer-digits="1"/>
    </number:number-style>
    <number:number-style style:name="N119">
      <number:number number:decimal-places="17" number:min-decimal-places="17" number:min-integer-digits="1"/>
    </number:number-style>
    <number:number-style style:name="N118">
      <number:number number:decimal-places="16" number:min-decimal-places="16" number:min-integer-digits="1"/>
    </number:number-style>
    <number:number-style style:name="N117">
      <number:number number:decimal-places="15" number:min-decimal-places="15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4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09:12:21.514647886</meta:creation-date>
    <dc:date>2023-02-10T22:58:00.593685021</dc:date>
    <meta:editing-duration>PT1H37M50S</meta:editing-duration>
    <meta:editing-cycles>12</meta:editing-cycles>
    <meta:generator>LibreOffice/7.5.0.3$Linux_X86_64 LibreOffice_project/c21113d003cd3efa8c53188764377a8272d9d6de</meta:generator>
    <meta:document-statistic meta:table-count="1" meta:cell-count="12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76cm" svg:height="7.178cm" xlink:href=".." xlink:type="simple" chart:class="chart:bar" chart:style-name="ch1">
        <chart:plot-area chart:style-name="ch2" table:cell-range-address="Лист1.F12:Лист1.G21" chart:data-source-has-labels="column" svg:x="0.255cm" svg:y="0.143cm" svg:width="12.25cm" svg:height="6.892cm">
          <chart:coordinate-region svg:x="0.691cm" svg:y="0.342cm" svg:width="11.814cm" svg:height="5.208cm"/>
          <chart:axis chart:dimension="x" chart:name="primary-x" chart:style-name="ch3" chartooo:axis-type="auto">
            <chartooo:date-scale/>
            <chart:categories table:cell-range-address="Лист1.F12:Лист1.F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G12:Лист1.G21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[0; 10)</text:p>
                <draw:g>
                  <svg:desc>Лист1.F12:Лист1.F21</svg:desc>
                </draw:g>
              </table:table-cell>
              <table:table-cell office:value-type="float" office:value="3">
                <text:p>3</text:p>
                <draw:g>
                  <svg:desc>Лист1.G12:Лист1.G21</svg:desc>
                </draw:g>
              </table:table-cell>
            </table:table-row>
            <table:table-row>
              <table:table-cell office:value-type="string">
                <text:p>[10; 20)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[20; 30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30; 40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40; 50)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[50; 60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60; 70)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[70; 80)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[80; 90)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[90; 100)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chart-properties chart:solid-type="cuboid"/>
      <style:graphic-properties draw:fill-color="#aecf00"/>
    </style:style>
    <style:style style:name="ch16" style:family="chart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3.125cm" svg:height="7.383cm" xlink:href=".." xlink:type="simple" chart:class="chart:circle" chart:style-name="ch1">
        <chart:legend chart:legend-position="end" svg:x="11.021cm" svg:y="1.151cm" style:legend-expansion="high" chart:style-name="ch2"/>
        <chart:plot-area chart:style-name="ch3" table:cell-range-address="Лист1.F12:Лист1.F21 Лист1.H12:Лист1.H21" chart:data-source-has-labels="column" svg:x="0.262cm" svg:y="0.147cm" svg:width="10.497cm" svg:height="7.089cm">
          <chart:coordinate-region svg:x="2.883cm" svg:y="0.562cm" svg:width="6.142cm" svg:height="6.142cm"/>
          <chart:axis chart:dimension="x" chart:name="primary-x" chart:style-name="ch4" chartooo:axis-type="auto">
            <chartooo:date-scale/>
            <chart:categories table:cell-range-address="Лист1.F12:Лист1.F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H12:Лист1.H2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string">
                <text:p>[0; 10)</text:p>
                <draw:g>
                  <svg:desc>Лист1.F12:Лист1.F21</svg:desc>
                </draw:g>
              </table:table-cell>
              <table:table-cell office:value-type="float" office:value="0.125">
                <text:p>0.125</text:p>
                <draw:g>
                  <svg:desc>Лист1.H12:Лист1.H21</svg:desc>
                </draw:g>
              </table:table-cell>
            </table:table-row>
            <table:table-row>
              <table:table-cell office:value-type="string">
                <text:p>[10; 20)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[20; 30)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string">
                <text:p>[30; 40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40; 50)</text:p>
              </table:table-cell>
              <table:table-cell office:value-type="float" office:value="0.208333333333333">
                <text:p>0.208333333333333</text:p>
              </table:table-cell>
            </table:table-row>
            <table:table-row>
              <table:table-cell office:value-type="string">
                <text:p>[50; 60)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[60; 70)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string">
                <text:p>[70; 80)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[80; 90)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[90; 100)</text:p>
              </table:table-cell>
              <table:table-cell office:value-type="float" office:value="0.125">
                <text:p>0.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